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d4a11" officeooo:paragraph-rsid="001d4a11"/>
    </style:style>
    <style:style style:name="P2" style:family="paragraph" style:parent-style-name="Standard">
      <style:paragraph-properties fo:text-align="center" style:justify-single-word="false"/>
      <style:text-properties officeooo:rsid="002229b0" officeooo:paragraph-rsid="002229b0"/>
    </style:style>
    <style:style style:name="P3" style:family="paragraph" style:parent-style-name="Standard">
      <style:paragraph-properties fo:text-align="center" style:justify-single-word="false"/>
      <style:text-properties officeooo:rsid="002249eb" officeooo:paragraph-rsid="002249eb"/>
    </style:style>
    <style:style style:name="P4" style:family="paragraph" style:parent-style-name="Standard">
      <style:paragraph-properties fo:text-align="start" style:justify-single-word="false"/>
      <style:text-properties officeooo:rsid="001d4a11" officeooo:paragraph-rsid="001d4a11"/>
    </style:style>
    <style:style style:name="P5" style:family="paragraph" style:parent-style-name="Standard">
      <style:paragraph-properties fo:text-align="start" style:justify-single-word="false"/>
      <style:text-properties officeooo:rsid="001ee041" officeooo:paragraph-rsid="001ee041"/>
    </style:style>
    <style:style style:name="P6" style:family="paragraph" style:parent-style-name="Standard">
      <style:paragraph-properties fo:text-align="center" style:justify-single-word="false"/>
      <style:text-properties officeooo:rsid="001ee041" officeooo:paragraph-rsid="001ee041"/>
    </style:style>
    <style:style style:name="P7" style:family="paragraph" style:parent-style-name="Standard">
      <style:paragraph-properties fo:text-align="start" style:justify-single-word="false"/>
      <style:text-properties officeooo:rsid="001fb5c7" officeooo:paragraph-rsid="001fb5c7"/>
    </style:style>
    <style:style style:name="P8" style:family="paragraph" style:parent-style-name="Standard">
      <style:paragraph-properties fo:text-align="center" style:justify-single-word="false"/>
      <style:text-properties officeooo:rsid="001fb5c7" officeooo:paragraph-rsid="001fb5c7"/>
    </style:style>
    <style:style style:name="P9" style:family="paragraph" style:parent-style-name="Standard">
      <style:paragraph-properties fo:text-align="center" style:justify-single-word="false"/>
      <style:text-properties officeooo:rsid="0020ab3b" officeooo:paragraph-rsid="0020ab3b"/>
    </style:style>
    <style:style style:name="P10" style:family="paragraph" style:parent-style-name="Standard">
      <style:paragraph-properties fo:text-align="start" style:justify-single-word="false"/>
      <style:text-properties officeooo:rsid="0020ab3b" officeooo:paragraph-rsid="0020ab3b"/>
    </style:style>
    <style:style style:name="T1" style:family="text">
      <style:text-properties officeooo:rsid="002249eb"/>
    </style:style>
    <style:style style:name="T2" style:family="text">
      <style:text-properties officeooo:rsid="001fb5c7"/>
    </style:style>
    <style:style style:name="T3" style:family="text">
      <style:text-properties officeooo:rsid="001ee041"/>
    </style:style>
    <style:style style:name="T4"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per Theory: A Dimensional Framework for Antiparticle Behavior, Curvature Exposure, and Interlayer Detection</text:p>
      <text:p text:style-name="P2">By Carmen Vinsant</text:p>
      <text:p text:style-name="P1">The theory that anti-<text:span text:style-name="T1">particles</text:span> are signs of the forth dimension and using gravitation forces and dimensional bends to estimate the number of dimensions available in the universe.</text:p>
      <text:p text:style-name="P1">Or a method of probing dimensional tension.</text:p>
      <text:p text:style-name="P1"/>
      <text:p text:style-name="P3">There are as many dimensions as there are sides of the universe.</text:p>
      <text:p text:style-name="P1"/>
      <text:p text:style-name="P1">Anti-<text:span text:style-name="T2">Particles</text:span></text:p>
      <text:p text:style-name="P4">Proposing the theory that anti-protons and other molecular level anomalies are signs of the fourth dimension. According to the Law of Con<text:span text:style-name="T3">servation</text:span> of Mass and Energy, neither matter nor energy can be created from nothing – they can change form but not appear or vanish. <text:line-break/>On anti-protons, however, have been witnessed to appear and dis<text:span text:style-name="T3">appear</text:span> with no discernible cause or change of state. This would appear to violate the Law of Conservat<text:span text:style-name="T3">ion</text:span> – but what if these are really a sign of the 4<text:span text:style-name="T4">th</text:span> Dimension?</text:p>
      <text:p text:style-name="P4">Imagine the dimension as a sheet of paper – this one being 2 dimensions. Next to this paper, we have a sphere, or a 3 dimensional object. As these are not real pieces of paper or spheres, but rather representative objects of dimensions, they’re fully capable of passing over each other.</text:p>
      <text:p text:style-name="P4">Now, the sphere and the paper. To a stick figure, the sphere appears as a circle when it is passing through the page. The stick figure perceives the sphere as a circle, growing and shrinking at the same rate as it passes through. When the sphere is on the other side of the page, the stick figure can no longer perceive the sphere, but that does not mean the sphere does not exist.</text:p>
      <text:p text:style-name="P4">Now, anti protons. We know they appear to briefly enter our detection, before leaving. Like the stick figure, we’re capable of perceiving them for a brief amount of time – but that does not mean that they do not exist when outside of our perception. Rather than being created from nothing, I propose that they are just moving along a different axis of our dimensional plain that we’re not capable of detecting.</text:p>
      <text:p text:style-name="P4">With this proposal I suggest that anti-protons are proof of the 4<text:span text:style-name="T4">th</text:span> dimension and the secret to detecting the number of dimensions available in the universe.</text:p>
      <text:p text:style-name="P4"/>
      <text:p text:style-name="P1">Paper Theory – Wormholes, Black Holes, and Dimensional Bending</text:p>
      <text:p text:style-name="P4">To explain again I invite a single piece of paper as a representation of our universe – once again a flat plain. The universe is proposed to be unending or looping, so this paper would be as well. I believe there is potential in explaining both the existence of wormholes and black holes (as well as where they go) in this theory.</text:p>
      <text:p text:style-name="P4">Black holes are caused by a sudden increase of mass collapsing in on itself. In terms of paper, this would be a sudden, incredibly large thing of weight and density forming on the paper. I believe this rips through the paper and more or less allows a hole to open up to the other side – including anything else that may be on the other side of the paper, such as additional overlapping dimensions.</text:p>
      <text:p text:style-name="P4">Wormholes, likewise, are an increasingly curious anomaly. I believe there are 2 ways of this. 1- worm holes are formed by the indefinitely large piece of paper twisting in on itself and simply touching back at various points when it is bent. 2- worm holes are caused by an overlapping dimension having 2 points of contact that enter and exit our plain at different points, in which the dimension itself is curved.</text:p>
      <text:p text:style-name="P5">Of course this is reliant that dimensions are not in fact, perfectly 90 degree ever increasing extensions of the universe, but rather capable of warping and bending depending on the density of each individual dimension.</text:p>
      <text:p text:style-name="P5">I propose that the ability of the current universe and dimension to warp under things like gravity (seen as an example on both the earth and the sun in which different amounts of density cause different amounts of gravitational warp) means that different amounts of objects currently on different dimensions results in those dimensions warping over time.</text:p>
      <text:p text:style-name="P5"><text:soft-page-break/></text:p>
      <text:p text:style-name="P6">Paper Theory – Dimensional Noise and Shifting</text:p>
      <text:p text:style-name="P5">With the suggestion that dimensions are both infinite and not parallel it brings to question what is keeping the dimensions together – I propose that they are keeping themselves together via Dimensional Friction and shifting. This would also further explain the ability for anti-protons to seem to “appear” and “disappear” at micro levels – it’s not that they themselves are moving, it’s that the dimensions are held together by gentle friction and produce quantum movements, allowing some particles to pass in and out of each other, but the forces of each other holding themselves up, while gravity and mass attempt to pull all of them down into each other.</text:p>
      <text:p text:style-name="P5"/>
      <text:p text:style-name="P6">Paper Theory – Detection of Anti-Particles Differences via Gravitation Warping</text:p>
      <text:p text:style-name="P5">I propose that the number of anti protons and other anti particles are detectable at different densities and quantities based on the amount of warping available due to the planet’s density of itself.</text:p>
      <text:p text:style-name="P5">In theory, the number of anti-particles available at an area with an increased density or gravity – think the bottom of the ocean or on the sun – should be substantially larger than the available amount of Anti-Particles available in areas less effected by gravity, such as space or even higher atmospheres. </text:p>
      <text:p text:style-name="P5"/>
      <text:p text:style-name="P6">Paper Theory – Dimensional Dents</text:p>
      <text:p text:style-name="P5">To test this theory, one would need to be able to create controlled dimensional warping via gravitation fields. One would not want to “rip” the paper, like with a black hole, but rather use just enough weight to push part of the dimension slightly out of line – basically controlled gravity based universe warping. </text:p>
      <text:p text:style-name="P5">In an easier and more controlled method, a “paper magnet” should be used. At a molecular level this would be used to pull a very small portion of the universe taunt. Using a high quantity of heat via laser or some other method at the molecular level, and then placing a circular ring of incredibly high density and force around the area. This should leave the dimension relatively malleable and excite the particles as well as allow the additional weight to push down around it while using a vacuum to force the dimension back into place. (does this sound like bs to anyone else at this point?)</text:p>
      <text:p text:style-name="P7">This would allow the identification of any potential new anti particles as well as see potentially less anti particles at all, and effectively ironing out the dimensional wrinkles.</text:p>
      <text:p text:style-name="P7"/>
      <text:p text:style-name="P8">Paper Theory – Dowsing Folds</text:p>
      <text:p text:style-name="P7">Now assuming that the dimension is again not flat and straight, but rather capable of variance based on the content of the items inside (again see gravitation impacts on the universe), one should be capable of identifying which areas may or may not show the most variance in anti particles in order to have the most and least amount of potential dimensional crossover. This can be done by finding pre existing large amounts of anti particles available in an area, as well as areas most impacted by gravitation forces – such as ocean trenches. </text:p>
      <text:p text:style-name="P7"/>
      <text:p text:style-name="P8">Paper Theory – Long Term</text:p>
      <text:p text:style-name="P7">Since the earth is incredibly small in the long term it would have to take multiple estimates with the most and least gravitational impacts on the planet (likely black holes and space itself), however more or less the number of dimensions should equal something like;</text:p>
      <text:p text:style-name="P7"/>
      <text:p text:style-name="P7">(number of Dimensions) = (((anti-particles change on low spot) + (anti particle average high spot)) / 2) * size of the universe</text:p>
      <text:p text:style-name="P7"/>
      <text:p text:style-name="P9">Some Notes</text:p>
      <text:p text:style-name="P10">This is incredibly dependent on the assumption that dimensions are both warped rather than at a 90 degree angle due to gravitational-mass warping and that we can measure this and impact our current dimension based on closed loop issu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8T13:01:39.815214150</meta:creation-date>
    <dc:date>2025-06-28T14:13:53.208973941</dc:date>
    <meta:editing-duration>PT23M43S</meta:editing-duration>
    <meta:editing-cycles>4</meta:editing-cycles>
    <meta:generator>LibreOffice/24.8.7.2$Linux_X86_64 LibreOffice_project/f4f281f562fb585d46b0af5755dfe1eb6adc047f</meta:generator>
    <meta:document-statistic meta:table-count="0" meta:image-count="0" meta:object-count="0" meta:page-count="2" meta:paragraph-count="33" meta:word-count="1278" meta:character-count="7577" meta:non-whitespace-character-count="6310"/>
  </office:meta>
</office:document-meta>
</file>